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2.1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3.log" table:style-name="ta1">
        <table:shapes>
          <draw:frame draw:z-index="0" draw:style-name="gr1" draw:text-style-name="P1" svg:width="159.99mm" svg:height="89.99mm" svg:x="77.65mm" svg:y="1mm">
            <loext:p draw:notify-on-update-of-ranges="'cameraslog_3.log'.A2:'cameraslog_3.log'.A1001 'cameraslog_3.log'.B1:'cameraslog_3.log'.B1 'cameraslog_3.log'.B2:'cameraslog_3.log'.B1001 'cameraslog_3.log'.A2:'cameraslog_3.log'.A1001 'cameraslog_3.log'.C1:'cameraslog_3.log'.C1 'cameraslog_3.log'.C2:'cameraslog_3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03804" calcext:value-type="float">
            <text:p>9,9038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338273" calcext:value-type="float">
            <text:p>10,3382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90214" calcext:value-type="float">
            <text:p>9,902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803761" calcext:value-type="float">
            <text:p>9,8037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926357" calcext:value-type="float">
            <text:p>9,9263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465059" calcext:value-type="float">
            <text:p>9,4650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490208" calcext:value-type="float">
            <text:p>9,4902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671243" calcext:value-type="float">
            <text:p>9,6712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57463" calcext:value-type="float">
            <text:p>9,574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996074" calcext:value-type="float">
            <text:p>9,9960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865292" calcext:value-type="float">
            <text:p>9,865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24156" calcext:value-type="float">
            <text:p>9,241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57207" calcext:value-type="float">
            <text:p>9,572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052032" calcext:value-type="float">
            <text:p>10,0520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052032" calcext:value-type="float">
            <text:p>10,0520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162482" calcext:value-type="float">
            <text:p>10,1624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162482" calcext:value-type="float">
            <text:p>10,1624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174603" calcext:value-type="float">
            <text:p>10,1746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174603" calcext:value-type="float">
            <text:p>10,1746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609077" calcext:value-type="float">
            <text:p>10,6090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609077" calcext:value-type="float">
            <text:p>10,6090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484773" calcext:value-type="float">
            <text:p>10,4847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264734" calcext:value-type="float">
            <text:p>10,2647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342723" calcext:value-type="float">
            <text:p>10,3427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342723" calcext:value-type="float">
            <text:p>10,3427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.337071" calcext:value-type="float">
            <text:p>10,3370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251744" calcext:value-type="float">
            <text:p>10,2517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251744" calcext:value-type="float">
            <text:p>10,2517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251744" calcext:value-type="float">
            <text:p>10,2517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251744" calcext:value-type="float">
            <text:p>10,2517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992708" calcext:value-type="float">
            <text:p>9,9927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992708" calcext:value-type="float">
            <text:p>9,9927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05766" calcext:value-type="float">
            <text:p>10,0576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.05766" calcext:value-type="float">
            <text:p>10,0576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.05766" calcext:value-type="float">
            <text:p>10,0576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.584224" calcext:value-type="float">
            <text:p>9,5842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584224" calcext:value-type="float">
            <text:p>9,5842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584224" calcext:value-type="float">
            <text:p>9,5842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641867" calcext:value-type="float">
            <text:p>9,6418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887915" calcext:value-type="float">
            <text:p>9,8879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.887915" calcext:value-type="float">
            <text:p>9,8879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127474" calcext:value-type="float">
            <text:p>10,1274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127474" calcext:value-type="float">
            <text:p>10,1274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127474" calcext:value-type="float">
            <text:p>10,1274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127474" calcext:value-type="float">
            <text:p>10,1274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.068983" calcext:value-type="float">
            <text:p>10,0689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.068983" calcext:value-type="float">
            <text:p>10,0689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360508" calcext:value-type="float">
            <text:p>10,3605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.360508" calcext:value-type="float">
            <text:p>10,3605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360508" calcext:value-type="float">
            <text:p>10,3605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.282539" calcext:value-type="float">
            <text:p>10,2825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282539" calcext:value-type="float">
            <text:p>10,2825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282539" calcext:value-type="float">
            <text:p>10,2825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282539" calcext:value-type="float">
            <text:p>10,2825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282539" calcext:value-type="float">
            <text:p>10,2825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282539" calcext:value-type="float">
            <text:p>10,2825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282539" calcext:value-type="float">
            <text:p>10,2825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60004" calcext:value-type="float">
            <text:p>10,600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.476581" calcext:value-type="float">
            <text:p>10,4765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476581" calcext:value-type="float">
            <text:p>10,4765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.476581" calcext:value-type="float">
            <text:p>10,4765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.904559" calcext:value-type="float">
            <text:p>10,9045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.496084" calcext:value-type="float">
            <text:p>10,4960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496084" calcext:value-type="float">
            <text:p>10,4960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.410767" calcext:value-type="float">
            <text:p>10,4107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.410767" calcext:value-type="float">
            <text:p>10,4107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.13225" calcext:value-type="float">
            <text:p>10,132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.13225" calcext:value-type="float">
            <text:p>10,132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13225" calcext:value-type="float">
            <text:p>10,132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022665" calcext:value-type="float">
            <text:p>10,0226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10713" calcext:value-type="float">
            <text:p>10,107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.095009" calcext:value-type="float">
            <text:p>10,095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095009" calcext:value-type="float">
            <text:p>10,095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095009" calcext:value-type="float">
            <text:p>10,095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069003" calcext:value-type="float">
            <text:p>10,0690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.167365" calcext:value-type="float">
            <text:p>10,1673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.167365" calcext:value-type="float">
            <text:p>10,1673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167365" calcext:value-type="float">
            <text:p>10,1673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180356" calcext:value-type="float">
            <text:p>10,1803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180356" calcext:value-type="float">
            <text:p>10,1803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011428" calcext:value-type="float">
            <text:p>10,0114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075536" calcext:value-type="float">
            <text:p>10,0755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075536" calcext:value-type="float">
            <text:p>10,0755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075536" calcext:value-type="float">
            <text:p>10,0755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075536" calcext:value-type="float">
            <text:p>10,0755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075536" calcext:value-type="float">
            <text:p>10,0755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075536" calcext:value-type="float">
            <text:p>10,0755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075536" calcext:value-type="float">
            <text:p>10,0755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075536" calcext:value-type="float">
            <text:p>10,0755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075536" calcext:value-type="float">
            <text:p>10,0755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075536" calcext:value-type="float">
            <text:p>10,0755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.075536" calcext:value-type="float">
            <text:p>10,0755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.075536" calcext:value-type="float">
            <text:p>10,0755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.075536" calcext:value-type="float">
            <text:p>10,0755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.977183" calcext:value-type="float">
            <text:p>9,9771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.919553" calcext:value-type="float">
            <text:p>9,9195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.498083" calcext:value-type="float">
            <text:p>9,4980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121205" calcext:value-type="float">
            <text:p>9,1212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.121205" calcext:value-type="float">
            <text:p>9,1212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192676" calcext:value-type="float">
            <text:p>9,1926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919802" calcext:value-type="float">
            <text:p>8,9198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.901154" calcext:value-type="float">
            <text:p>8,9011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901154" calcext:value-type="float">
            <text:p>8,9011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901154" calcext:value-type="float">
            <text:p>8,9011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901154" calcext:value-type="float">
            <text:p>8,9011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901154" calcext:value-type="float">
            <text:p>8,9011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901154" calcext:value-type="float">
            <text:p>8,9011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901154" calcext:value-type="float">
            <text:p>8,9011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901154" calcext:value-type="float">
            <text:p>8,9011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901154" calcext:value-type="float">
            <text:p>8,9011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82402" calcext:value-type="float">
            <text:p>8,824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82402" calcext:value-type="float">
            <text:p>8,824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82402" calcext:value-type="float">
            <text:p>8,824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82402" calcext:value-type="float">
            <text:p>8,824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72655" calcext:value-type="float">
            <text:p>8,726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72655" calcext:value-type="float">
            <text:p>8,726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72655" calcext:value-type="float">
            <text:p>8,726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72655" calcext:value-type="float">
            <text:p>8,726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.72655" calcext:value-type="float">
            <text:p>8,726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72655" calcext:value-type="float">
            <text:p>8,726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.435027" calcext:value-type="float">
            <text:p>8,4350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.323737" calcext:value-type="float">
            <text:p>8,3237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311585" calcext:value-type="float">
            <text:p>8,3115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349727" calcext:value-type="float">
            <text:p>8,3497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349727" calcext:value-type="float">
            <text:p>8,3497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35622" calcext:value-type="float">
            <text:p>8,356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35622" calcext:value-type="float">
            <text:p>8,356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051705" calcext:value-type="float">
            <text:p>8,0517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.051705" calcext:value-type="float">
            <text:p>8,0517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051705" calcext:value-type="float">
            <text:p>8,0517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051705" calcext:value-type="float">
            <text:p>8,0517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110186" calcext:value-type="float">
            <text:p>8,1101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.110186" calcext:value-type="float">
            <text:p>8,1101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921772" calcext:value-type="float">
            <text:p>7,9217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921772" calcext:value-type="float">
            <text:p>7,9217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921772" calcext:value-type="float">
            <text:p>7,9217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921772" calcext:value-type="float">
            <text:p>7,9217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921772" calcext:value-type="float">
            <text:p>7,9217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921772" calcext:value-type="float">
            <text:p>7,9217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921772" calcext:value-type="float">
            <text:p>7,9217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921772" calcext:value-type="float">
            <text:p>7,9217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921772" calcext:value-type="float">
            <text:p>7,9217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921772" calcext:value-type="float">
            <text:p>7,9217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921772" calcext:value-type="float">
            <text:p>7,9217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921772" calcext:value-type="float">
            <text:p>7,9217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921772" calcext:value-type="float">
            <text:p>7,9217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921772" calcext:value-type="float">
            <text:p>7,9217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921772" calcext:value-type="float">
            <text:p>7,9217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.922616" calcext:value-type="float">
            <text:p>7,9226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922616" calcext:value-type="float">
            <text:p>7,9226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.922616" calcext:value-type="float">
            <text:p>7,9226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.922616" calcext:value-type="float">
            <text:p>7,9226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922616" calcext:value-type="float">
            <text:p>7,9226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.922616" calcext:value-type="float">
            <text:p>7,9226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.922616" calcext:value-type="float">
            <text:p>7,9226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922616" calcext:value-type="float">
            <text:p>7,9226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.922616" calcext:value-type="float">
            <text:p>7,9226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.922616" calcext:value-type="float">
            <text:p>7,9226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.936495" calcext:value-type="float">
            <text:p>7,9364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936495" calcext:value-type="float">
            <text:p>7,9364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.936495" calcext:value-type="float">
            <text:p>7,9364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.936495" calcext:value-type="float">
            <text:p>7,9364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.052607" calcext:value-type="float">
            <text:p>8,0526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.052607" calcext:value-type="float">
            <text:p>8,0526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.092428" calcext:value-type="float">
            <text:p>8,0924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111081" calcext:value-type="float">
            <text:p>8,1110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.111081" calcext:value-type="float">
            <text:p>8,1110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.111081" calcext:value-type="float">
            <text:p>8,1110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111081" calcext:value-type="float">
            <text:p>8,1110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.111081" calcext:value-type="float">
            <text:p>8,1110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.111081" calcext:value-type="float">
            <text:p>8,1110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.111081" calcext:value-type="float">
            <text:p>8,1110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.111081" calcext:value-type="float">
            <text:p>8,1110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.111081" calcext:value-type="float">
            <text:p>8,1110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111081" calcext:value-type="float">
            <text:p>8,1110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.111081" calcext:value-type="float">
            <text:p>8,1110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.111081" calcext:value-type="float">
            <text:p>8,1110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.111081" calcext:value-type="float">
            <text:p>8,1110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.129713" calcext:value-type="float">
            <text:p>8,1297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129713" calcext:value-type="float">
            <text:p>8,1297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.129713" calcext:value-type="float">
            <text:p>8,1297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.129713" calcext:value-type="float">
            <text:p>8,1297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.129713" calcext:value-type="float">
            <text:p>8,1297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.129713" calcext:value-type="float">
            <text:p>8,1297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.129713" calcext:value-type="float">
            <text:p>8,1297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.129713" calcext:value-type="float">
            <text:p>8,1297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.129713" calcext:value-type="float">
            <text:p>8,1297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.129713" calcext:value-type="float">
            <text:p>8,1297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.129713" calcext:value-type="float">
            <text:p>8,1297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.129713" calcext:value-type="float">
            <text:p>8,1297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.129713" calcext:value-type="float">
            <text:p>8,1297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.831686" calcext:value-type="float">
            <text:p>7,8316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.831686" calcext:value-type="float">
            <text:p>7,8316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.831686" calcext:value-type="float">
            <text:p>7,8316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.831686" calcext:value-type="float">
            <text:p>7,8316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.831686" calcext:value-type="float">
            <text:p>7,8316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.897541" calcext:value-type="float">
            <text:p>7,8975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.897541" calcext:value-type="float">
            <text:p>7,8975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.897541" calcext:value-type="float">
            <text:p>7,8975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612513" calcext:value-type="float">
            <text:p>7,6125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.63113" calcext:value-type="float">
            <text:p>7,631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.63113" calcext:value-type="float">
            <text:p>7,631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.63113" calcext:value-type="float">
            <text:p>7,631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.63113" calcext:value-type="float">
            <text:p>7,631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.63113" calcext:value-type="float">
            <text:p>7,631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.469564" calcext:value-type="float">
            <text:p>7,4695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.469564" calcext:value-type="float">
            <text:p>7,4695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.469564" calcext:value-type="float">
            <text:p>7,4695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.469564" calcext:value-type="float">
            <text:p>7,4695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.38599" calcext:value-type="float">
            <text:p>7,385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.38599" calcext:value-type="float">
            <text:p>7,385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.38599" calcext:value-type="float">
            <text:p>7,385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.38599" calcext:value-type="float">
            <text:p>7,385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.38599" calcext:value-type="float">
            <text:p>7,385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.38599" calcext:value-type="float">
            <text:p>7,385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.38599" calcext:value-type="float">
            <text:p>7,385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.38599" calcext:value-type="float">
            <text:p>7,385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.38599" calcext:value-type="float">
            <text:p>7,385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.38599" calcext:value-type="float">
            <text:p>7,385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.289401" calcext:value-type="float">
            <text:p>7,2894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.289401" calcext:value-type="float">
            <text:p>7,2894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.322768" calcext:value-type="float">
            <text:p>7,3227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.322768" calcext:value-type="float">
            <text:p>7,3227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.322768" calcext:value-type="float">
            <text:p>7,3227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.334873" calcext:value-type="float">
            <text:p>7,3348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.334873" calcext:value-type="float">
            <text:p>7,3348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.100077" calcext:value-type="float">
            <text:p>7,1000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145549" calcext:value-type="float">
            <text:p>7,1455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.07495" calcext:value-type="float">
            <text:p>7,0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.048089" calcext:value-type="float">
            <text:p>7,04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.087905" calcext:value-type="float">
            <text:p>7,087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.022944" calcext:value-type="float">
            <text:p>7,0229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.022944" calcext:value-type="float">
            <text:p>7,0229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.022944" calcext:value-type="float">
            <text:p>7,0229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.022944" calcext:value-type="float">
            <text:p>7,0229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.022944" calcext:value-type="float">
            <text:p>7,0229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.022944" calcext:value-type="float">
            <text:p>7,0229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.022944" calcext:value-type="float">
            <text:p>7,0229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.022944" calcext:value-type="float">
            <text:p>7,0229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.022944" calcext:value-type="float">
            <text:p>7,0229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.022944" calcext:value-type="float">
            <text:p>7,0229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.022944" calcext:value-type="float">
            <text:p>7,0229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.048076" calcext:value-type="float">
            <text:p>7,0480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.048076" calcext:value-type="float">
            <text:p>7,0480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.048076" calcext:value-type="float">
            <text:p>7,0480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.048076" calcext:value-type="float">
            <text:p>7,0480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.048076" calcext:value-type="float">
            <text:p>7,0480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.048076" calcext:value-type="float">
            <text:p>7,0480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.048076" calcext:value-type="float">
            <text:p>7,0480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.086167" calcext:value-type="float">
            <text:p>7,0861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.086167" calcext:value-type="float">
            <text:p>7,0861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.086167" calcext:value-type="float">
            <text:p>7,0861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.086167" calcext:value-type="float">
            <text:p>7,0861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.086167" calcext:value-type="float">
            <text:p>7,0861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.086167" calcext:value-type="float">
            <text:p>7,0861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.086167" calcext:value-type="float">
            <text:p>7,0861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.086167" calcext:value-type="float">
            <text:p>7,0861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.086167" calcext:value-type="float">
            <text:p>7,0861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.086167" calcext:value-type="float">
            <text:p>7,0861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.086167" calcext:value-type="float">
            <text:p>7,0861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.086167" calcext:value-type="float">
            <text:p>7,0861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.086167" calcext:value-type="float">
            <text:p>7,0861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.086167" calcext:value-type="float">
            <text:p>7,0861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.086167" calcext:value-type="float">
            <text:p>7,0861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.053698" calcext:value-type="float">
            <text:p>7,0536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936735" calcext:value-type="float">
            <text:p>6,9367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846649" calcext:value-type="float">
            <text:p>6,846649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10:20.17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10:26.092000000</dc:date>
    <meta:editing-duration>PT2M36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3.log'.A2:'cameraslog_3.log'.C1001 'cameraslog_3.log'.B1:'cameraslog_3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3.log'.B2:'cameraslog_3.log'.B1001" chart:label-cell-address="'cameraslog_3.log'.B1:'cameraslog_3.log'.B1" chart:class="chart:scatter">
            <chart:domain table:cell-range-address="'cameraslog_3.log'.A2:'cameraslog_3.log'.A1001"/>
            <chart:data-point chart:repeated="1000"/>
          </chart:series>
          <chart:series chart:style-name="ch8" chart:values-cell-range-address="'cameraslog_3.log'.C2:'cameraslog_3.log'.C1001" chart:label-cell-address="'cameraslog_3.log'.C1:'cameraslog_3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3.log'.B1:'cameraslog_3.log'.B1</svg:desc>
                </draw:g>
              </table:table-cell>
              <table:table-cell office:value-type="string">
                <text:p>number of cameras</text:p>
                <draw:g>
                  <svg:desc>'cameraslog_3.log'.C1:'cameraslog_3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3.log'.A2:'cameraslog_3.log'.A1001</svg:desc>
                </draw:g>
              </table:table-cell>
              <table:table-cell office:value-type="float" office:value="9.903804">
                <text:p>9.903804</text:p>
                <draw:g>
                  <svg:desc>'cameraslog_3.log'.B2:'cameraslog_3.log'.B1001</svg:desc>
                </draw:g>
              </table:table-cell>
              <table:table-cell office:value-type="float" office:value="13">
                <text:p>13</text:p>
                <draw:g>
                  <svg:desc>'cameraslog_3.log'.C2:'cameraslog_3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338273">
                <text:p>10.3382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90214">
                <text:p>9.902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.803761">
                <text:p>9.8037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.926357">
                <text:p>9.9263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465059">
                <text:p>9.4650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490208">
                <text:p>9.4902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671243">
                <text:p>9.6712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7463">
                <text:p>9.574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996074">
                <text:p>9.9960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865292">
                <text:p>9.865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24156">
                <text:p>9.241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57207">
                <text:p>9.572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052032">
                <text:p>10.0520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.052032">
                <text:p>10.0520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162482">
                <text:p>10.1624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.162482">
                <text:p>10.1624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.174603">
                <text:p>10.1746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.174603">
                <text:p>10.1746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.609077">
                <text:p>10.6090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.609077">
                <text:p>10.6090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.484773">
                <text:p>10.4847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0.264734">
                <text:p>10.2647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.342723">
                <text:p>10.3427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.342723">
                <text:p>10.3427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.337071">
                <text:p>10.3370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.251744">
                <text:p>10.2517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0.251744">
                <text:p>10.2517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0.251744">
                <text:p>10.2517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.251744">
                <text:p>10.2517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992708">
                <text:p>9.9927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992708">
                <text:p>9.9927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.05766">
                <text:p>10.057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.05766">
                <text:p>10.057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.05766">
                <text:p>10.057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584224">
                <text:p>9.584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.584224">
                <text:p>9.584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.584224">
                <text:p>9.584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.641867">
                <text:p>9.6418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.887915">
                <text:p>9.8879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.887915">
                <text:p>9.8879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.127474">
                <text:p>10.1274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.127474">
                <text:p>10.1274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.127474">
                <text:p>10.1274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.127474">
                <text:p>10.1274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.068983">
                <text:p>10.0689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.068983">
                <text:p>10.0689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.360508">
                <text:p>10.3605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.360508">
                <text:p>10.3605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.360508">
                <text:p>10.3605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.282539">
                <text:p>10.2825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.282539">
                <text:p>10.2825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.282539">
                <text:p>10.2825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.282539">
                <text:p>10.2825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.282539">
                <text:p>10.2825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.282539">
                <text:p>10.2825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.282539">
                <text:p>10.2825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.60004">
                <text:p>10.600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.476581">
                <text:p>10.4765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.476581">
                <text:p>10.4765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.476581">
                <text:p>10.4765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.904559">
                <text:p>10.9045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.496084">
                <text:p>10.4960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.496084">
                <text:p>10.4960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.410767">
                <text:p>10.4107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.410767">
                <text:p>10.4107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.13225">
                <text:p>10.132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.13225">
                <text:p>10.132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.13225">
                <text:p>10.132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.022665">
                <text:p>10.0226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.10713">
                <text:p>10.107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.095009">
                <text:p>10.0950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.095009">
                <text:p>10.0950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.095009">
                <text:p>10.0950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.069003">
                <text:p>10.0690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.167365">
                <text:p>10.1673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0.167365">
                <text:p>10.1673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.167365">
                <text:p>10.1673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.180356">
                <text:p>10.1803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.180356">
                <text:p>10.1803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.011428">
                <text:p>10.0114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.075536">
                <text:p>10.075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.075536">
                <text:p>10.075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.075536">
                <text:p>10.075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.075536">
                <text:p>10.075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.075536">
                <text:p>10.075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0.075536">
                <text:p>10.075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.075536">
                <text:p>10.075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0.075536">
                <text:p>10.075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.075536">
                <text:p>10.075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.075536">
                <text:p>10.075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.075536">
                <text:p>10.075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.075536">
                <text:p>10.075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.075536">
                <text:p>10.075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.977183">
                <text:p>9.9771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.919553">
                <text:p>9.9195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.498083">
                <text:p>9.4980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.121205">
                <text:p>9.1212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.121205">
                <text:p>9.1212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.192676">
                <text:p>9.1926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919802">
                <text:p>8.9198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901154">
                <text:p>8.9011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901154">
                <text:p>8.9011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901154">
                <text:p>8.9011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.901154">
                <text:p>8.9011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901154">
                <text:p>8.9011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.901154">
                <text:p>8.9011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901154">
                <text:p>8.9011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.901154">
                <text:p>8.9011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.901154">
                <text:p>8.9011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82402">
                <text:p>8.824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.82402">
                <text:p>8.824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82402">
                <text:p>8.824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82402">
                <text:p>8.824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72655">
                <text:p>8.726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72655">
                <text:p>8.726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72655">
                <text:p>8.726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72655">
                <text:p>8.726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.72655">
                <text:p>8.726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.72655">
                <text:p>8.726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.435027">
                <text:p>8.4350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8.323737">
                <text:p>8.3237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.311585">
                <text:p>8.3115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.349727">
                <text:p>8.3497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.349727">
                <text:p>8.3497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.35622">
                <text:p>8.356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35622">
                <text:p>8.356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051705">
                <text:p>8.0517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.051705">
                <text:p>8.0517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.051705">
                <text:p>8.0517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.051705">
                <text:p>8.0517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110186">
                <text:p>8.1101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.110186">
                <text:p>8.1101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.921772">
                <text:p>7.9217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.921772">
                <text:p>7.9217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.921772">
                <text:p>7.9217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.921772">
                <text:p>7.9217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.921772">
                <text:p>7.9217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.921772">
                <text:p>7.9217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.921772">
                <text:p>7.9217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.921772">
                <text:p>7.9217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.921772">
                <text:p>7.9217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.921772">
                <text:p>7.9217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.921772">
                <text:p>7.9217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.921772">
                <text:p>7.9217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.921772">
                <text:p>7.9217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.921772">
                <text:p>7.9217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.921772">
                <text:p>7.9217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.922616">
                <text:p>7.9226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.922616">
                <text:p>7.9226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.922616">
                <text:p>7.9226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.922616">
                <text:p>7.9226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.922616">
                <text:p>7.9226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.922616">
                <text:p>7.9226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.922616">
                <text:p>7.9226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.922616">
                <text:p>7.9226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7.922616">
                <text:p>7.9226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7.922616">
                <text:p>7.9226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7.936495">
                <text:p>7.9364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.936495">
                <text:p>7.9364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7.936495">
                <text:p>7.9364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7.936495">
                <text:p>7.9364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8.052607">
                <text:p>8.052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8.052607">
                <text:p>8.052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8.092428">
                <text:p>8.0924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8.111081">
                <text:p>8.1110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8.111081">
                <text:p>8.1110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8.111081">
                <text:p>8.1110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8.111081">
                <text:p>8.1110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8.111081">
                <text:p>8.1110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8.111081">
                <text:p>8.1110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8.111081">
                <text:p>8.1110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8.111081">
                <text:p>8.1110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8.111081">
                <text:p>8.1110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.111081">
                <text:p>8.1110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.111081">
                <text:p>8.1110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8.111081">
                <text:p>8.1110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.111081">
                <text:p>8.1110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8.129713">
                <text:p>8.129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8.129713">
                <text:p>8.129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8.129713">
                <text:p>8.129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8.129713">
                <text:p>8.129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8.129713">
                <text:p>8.129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8.129713">
                <text:p>8.129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8.129713">
                <text:p>8.129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8.129713">
                <text:p>8.129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8.129713">
                <text:p>8.129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8.129713">
                <text:p>8.129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8.129713">
                <text:p>8.129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8.129713">
                <text:p>8.129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8.129713">
                <text:p>8.129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7.831686">
                <text:p>7.8316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7.831686">
                <text:p>7.8316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7.831686">
                <text:p>7.8316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7.831686">
                <text:p>7.8316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7.831686">
                <text:p>7.8316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7.897541">
                <text:p>7.8975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7.897541">
                <text:p>7.8975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7.897541">
                <text:p>7.8975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.612513">
                <text:p>7.6125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7.63113">
                <text:p>7.631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7.63113">
                <text:p>7.631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7.63113">
                <text:p>7.631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7.63113">
                <text:p>7.631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7.63113">
                <text:p>7.631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7.469564">
                <text:p>7.4695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7.469564">
                <text:p>7.4695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7.469564">
                <text:p>7.4695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7.469564">
                <text:p>7.4695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7.38599">
                <text:p>7.385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7.38599">
                <text:p>7.385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7.38599">
                <text:p>7.385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7.38599">
                <text:p>7.385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7.38599">
                <text:p>7.385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7.38599">
                <text:p>7.385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7.38599">
                <text:p>7.385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7.38599">
                <text:p>7.385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7.38599">
                <text:p>7.385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7.38599">
                <text:p>7.385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7.289401">
                <text:p>7.2894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7.289401">
                <text:p>7.2894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7.322768">
                <text:p>7.3227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7.322768">
                <text:p>7.3227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7.322768">
                <text:p>7.3227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7.334873">
                <text:p>7.3348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7.334873">
                <text:p>7.3348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7.100077">
                <text:p>7.1000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7.145549">
                <text:p>7.145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7.07495">
                <text:p>7.0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7.048089">
                <text:p>7.04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7.087905">
                <text:p>7.087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7.022944">
                <text:p>7.0229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7.022944">
                <text:p>7.0229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7.022944">
                <text:p>7.0229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7.022944">
                <text:p>7.0229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7.022944">
                <text:p>7.0229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7.022944">
                <text:p>7.0229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7.022944">
                <text:p>7.0229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7.022944">
                <text:p>7.0229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7.022944">
                <text:p>7.0229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7.022944">
                <text:p>7.0229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7.022944">
                <text:p>7.0229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7.048076">
                <text:p>7.0480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7.048076">
                <text:p>7.0480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7.048076">
                <text:p>7.0480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7.048076">
                <text:p>7.0480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7.048076">
                <text:p>7.0480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7.048076">
                <text:p>7.0480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7.048076">
                <text:p>7.0480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7.086167">
                <text:p>7.0861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7.086167">
                <text:p>7.0861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7.086167">
                <text:p>7.0861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7.086167">
                <text:p>7.0861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7.086167">
                <text:p>7.0861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7.086167">
                <text:p>7.0861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7.086167">
                <text:p>7.0861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7.086167">
                <text:p>7.0861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7.086167">
                <text:p>7.0861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7.086167">
                <text:p>7.0861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7.086167">
                <text:p>7.0861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7.086167">
                <text:p>7.0861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7.086167">
                <text:p>7.0861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7.086167">
                <text:p>7.0861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7.086167">
                <text:p>7.0861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7.053698">
                <text:p>7.0536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6.936735">
                <text:p>6.9367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6.846649">
                <text:p>6.846649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